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modern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ans5" svg:font-family="'DejaVu Sans'" style:font-family-generic="modern" style:font-pitch="variable"/>
    <style:font-face style:name="DejaVu Sans6" svg:font-family="'DejaVu Sans'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modern" style:font-pitch="variable"/>
    <style:font-face style:name="Noto Sans Devanagari2" svg:font-family="'Noto Sans Devanagari'" style:font-family-generic="system" style:font-pitch="variable"/>
    <style:font-face style:name="Noto Sans Devanagari3" svg:font-family="'Noto Sans Devanagari'" style:font-family-generic="swiss" style:font-pitch="variable"/>
    <style:font-face style:name="Noto Sans Devanagari4" svg:font-family="'Noto Sans Devanagari'" style:font-family-generic="swiss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Noto Sans1" svg:font-family="'Noto Sans'" style:font-family-generic="modern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marker-end="Arrowheads_20_30" draw:fill="none" draw:fill-color="#ffffff" draw:auto-grow-height="true" draw:auto-grow-width="false" fo:max-height="0cm" fo:min-height="3.3cm"/>
      <style:paragraph-properties style:writing-mode="lr-tb"/>
    </style:style>
    <style:style style:name="gr3" style:family="graphic" style:parent-style-name="standard">
      <style:graphic-properties fo:min-height="0.87cm"/>
      <style:paragraph-properties style:writing-mode="lr-tb"/>
    </style:style>
    <style:style style:name="gr4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5.9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13.7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15" style:family="graphic" style:parent-style-name="standard">
      <style:graphic-properties fo:min-height="0.738cm"/>
      <style:paragraph-properties style:writing-mode="lr-tb"/>
    </style:style>
    <style:style style:name="gr16" style:family="graphic" style:parent-style-name="objectwithoutfill">
      <style:graphic-properties draw:marker-end="Arrowheads_20_32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18" style:family="graphic" style:parent-style-name="objectwithoutfill">
      <style:graphic-properties draw:marker-end="Arrowheads_20_33" draw:marker-end-width="0.3cm" draw:fill="none" draw:textarea-vertical-align="middle"/>
    </style:style>
    <style:style style:name="gr19" style:family="graphic" style:parent-style-name="objectwithoutfill">
      <style:graphic-properties draw:marker-end="Arrowheads_20_34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7.71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7.2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4.564cm" style:use-optimal-column-width="false"/>
    </style:style>
    <style:style style:name="co2" style:family="table-column">
      <style:table-column-properties style:column-width="10.729cm" style:use-optimal-column-width="false"/>
    </style:style>
    <style:style style:name="co3" style:family="table-column">
      <style:table-column-properties style:column-width="11.941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loext:graphic-properties draw:fill="solid" draw:fill-color="#e8e8e8" draw:textarea-vertical-align="middle"/>
      <style:paragraph-properties fo:text-align="center" fo:border="0.03pt solid #666666"/>
      <style:text-properties fo:color="#000000" loext:opacity="100%" style:font-name="DejaVu Sans Condensed1" fo:font-size="20pt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666666" fo:border-right="0.03pt solid #666666" fo:border-top="none" fo:border-bottom="0.03pt solid #666666"/>
      <style:text-properties style:font-name="DejaVu Sans Condensed1" fo:font-size="20pt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  <style:text-properties fo:language="pt" fo:country="B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0000" loext:opacity="100%" style:font-name="DejaVu Sans Condensed1" fo:font-size="20pt" fo:font-weight="bold" style:font-weight-asian="bold" style:font-weight-complex="bold"/>
    </style:style>
    <style:style style:name="P11" style:family="paragraph">
      <style:text-properties style:font-name="DejaVu Sans Condensed1" fo:font-size="20pt"/>
    </style:style>
    <style:style style:name="P12" style:family="paragraph">
      <loext:graphic-properties draw:fill="none" draw:fill-color="#ffffff"/>
      <style:paragraph-properties style:writing-mode="lr-tb"/>
      <style:text-properties fo:language="pt" fo:country="BR"/>
    </style:style>
    <style:style style:name="P13" style:family="paragraph">
      <style:paragraph-properties fo:text-align="center" style:writing-mode="lr-tb"/>
      <style:text-properties fo:language="pt" fo:country="BR"/>
    </style:style>
    <style:style style:name="P14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15" style:family="paragraph">
      <style:paragraph-properties fo:margin-left="0cm" fo:margin-right="0cm" fo:margin-top="1cm" fo:margin-bottom="0cm" fo:line-height="115%" fo:text-indent="0cm" style:writing-mode="lr-tb">
        <style:tab-stops/>
      </style:paragraph-properties>
      <style:text-properties fo:language="pt" fo:country="BR" fo:hyphenate="false" loext:hyphenation-no-caps="false"/>
    </style:style>
    <style:style style:name="P16" style:family="paragraph">
      <style:paragraph-properties style:writing-mode="lr-tb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fo:language="pt" fo:country="B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fo:language="pt" fo:country="BR"/>
    </style:style>
    <style:style style:name="P21" style:family="paragraph">
      <style:paragraph-properties fo:margin-top="0.3cm" fo:margin-bottom="0.3cm" style:text-autospace="none"/>
    </style:style>
    <style:style style:name="P22" style:family="paragraph">
      <style:paragraph-properties fo:margin-top="0.3cm" fo:margin-bottom="0.799cm" style:text-autospace="none"/>
    </style:style>
    <style:style style:name="P23" style:family="paragraph">
      <style:paragraph-properties fo:margin-left="0cm" fo:margin-right="0cm" fo:margin-top="0.8cm" fo:margin-bottom="0.8cm" fo:line-height="115%" fo:text-indent="0cm">
        <style:tab-stops/>
      </style:paragraph-properties>
      <style:text-properties fo:hyphenate="false" loext:hyphenation-no-caps="false"/>
    </style:style>
    <style:style style:name="P24" style:family="paragraph">
      <style:paragraph-properties fo:margin-left="0cm" fo:margin-right="0cm" fo:margin-top="0.3cm" fo:margin-bottom="0.3cm" fo:line-height="115%" fo:text-indent="0cm" style:text-autospace="none" style:writing-mode="lr-tb">
        <style:tab-stops/>
      </style:paragraph-properties>
      <style:text-properties style:font-name="DejaVu Sans Mono" fo:font-size="18pt" fo:language="pt" fo:country="BR" style:font-size-asian="18pt" style:font-size-complex="18pt" fo:hyphenate="false" loext:hyphenation-no-caps="false"/>
    </style:style>
    <style:style style:name="P25" style:family="paragraph">
      <loext:graphic-properties draw:fill="none"/>
      <style:paragraph-properties fo:text-align="center"/>
      <style:text-properties fo:language="pt" fo:country="B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style:writing-mode="lr-tb"/>
      <style:text-properties style:use-window-font-color="true" loext:opacity="0%" style:font-name="DejaVu Sans Mono" fo:language="pt" fo:country="BR"/>
    </style:style>
    <style:style style:name="P29" style:family="paragraph">
      <style:paragraph-properties fo:margin-left="0cm" fo:margin-right="0cm" fo:margin-top="0cm" fo:margin-bottom="0cm" fo:line-height="115%" fo:text-indent="0cm">
        <style:tab-stops/>
      </style:paragraph-properties>
      <style:text-properties fo:hyphenate="false" loext:hyphenation-no-caps="false"/>
    </style:style>
    <style:style style:name="P30" style:family="paragraph">
      <style:paragraph-properties fo:margin-left="0cm" fo:margin-right="0cm" fo:margin-top="0cm" fo:margin-bottom="0cm" fo:line-height="150%" fo:text-indent="0cm" style:writing-mode="lr-tb">
        <style:tab-stops/>
      </style:paragraph-properties>
      <style:text-properties style:font-name="DejaVu Sans Mono" fo:font-size="18pt" fo:language="pt" fo:country="BR" style:font-size-asian="18pt" style:font-size-complex="18pt" fo:hyphenate="false" loext:hyphenation-no-caps="false"/>
    </style:style>
    <style:style style:name="P31" style:family="paragraph">
      <loext:graphic-properties draw:fill="none" draw:fill-color="#ffffff"/>
      <style:paragraph-properties style:writing-mode="lr-tb"/>
      <style:text-properties fo:color="#ff0000" loext:opacity="100%" fo:language="pt" fo:country="BR"/>
    </style:style>
    <style:style style:name="P32" style:family="paragraph">
      <loext:graphic-properties draw:fill="none"/>
      <style:paragraph-properties fo:text-align="center"/>
      <style:text-properties fo:color="#ff0000" loext:opacity="100%" fo:language="pt" fo:country="BR"/>
    </style:style>
    <style:style style:name="P33" style:family="paragraph">
      <loext:graphic-properties draw:fill="none" draw:fill-color="#ffffff"/>
      <style:paragraph-properties style:writing-mode="lr-tb"/>
      <style:text-properties fo:font-size="20pt" fo:language="pt" fo:country="BR"/>
    </style:style>
    <style:style style:name="P34" style:family="paragraph">
      <loext:graphic-properties draw:fill="none" draw:fill-color="#ffffff"/>
      <style:paragraph-properties style:writing-mode="lr-tb"/>
      <style:text-properties fo:color="#ff0000" loext:opacity="100%" style:font-name="DejaVu Sans Mono" fo:language="pt" fo:country="B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language="pt" fo:country="BR"/>
    </style:style>
    <style:style style:name="T5" style:family="text">
      <style:text-properties fo:color="#c46200" loext:opacity="100%" fo:language="pt" fo:country="BR"/>
    </style:style>
    <style:style style:name="T6" style:family="text">
      <style:text-properties fo:color="#7f00fe" loext:opacity="100%" fo:language="pt" fo:country="BR"/>
    </style:style>
    <style:style style:name="T7" style:family="text">
      <style:text-properties fo:color="#ff0000" loext:opacity="100%" fo:language="pt" fo:country="BR"/>
    </style:style>
    <style:style style:name="T8" style:family="text">
      <style:text-properties fo:color="#b4b400" loext:opacity="100%" fo:language="pt" fo:country="BR"/>
    </style:style>
    <style:style style:name="T9" style:family="text">
      <style:text-properties style:text-position="sub 58%" fo:language="pt" fo:country="BR"/>
    </style:style>
    <style:style style:name="T10" style:family="text">
      <style:text-properties style:text-position="super 58%" fo:language="pt" fo:country="BR"/>
    </style:style>
    <style:style style:name="T11" style:family="text">
      <style:text-properties fo:color="#000000" loext:opacity="100%" style:font-name="DejaVu Sans Condensed1" fo:font-size="20pt" fo:language="pt" fo:country="BR" fo:font-weight="bold" style:font-weight-asian="bold" style:font-weight-complex="bold"/>
    </style:style>
    <style:style style:name="T12" style:family="text">
      <style:text-properties style:font-name="DejaVu Sans Condensed1" fo:font-size="20pt" fo:language="pt" fo:country="BR"/>
    </style:style>
    <style:style style:name="T13" style:family="text">
      <style:text-properties fo:color="#ff0000" loext:opacity="100%" style:font-name="DejaVu Sans Condensed1" fo:font-size="20pt" fo:language="pt" fo:country="BR"/>
    </style:style>
    <style:style style:name="T14" style:family="text">
      <style:text-properties style:text-position="33% 58%" style:font-name="DejaVu Sans Condensed1" fo:font-size="20pt" fo:language="pt" fo:country="BR"/>
    </style:style>
    <style:style style:name="T15" style:family="text">
      <style:text-properties fo:color="#ff0000" loext:opacity="100%" style:text-position="33% 58%" style:font-name="DejaVu Sans Condensed1" fo:font-size="20pt" fo:language="pt" fo:country="BR"/>
    </style:style>
    <style:style style:name="T16" style:family="text">
      <style:text-properties style:text-position="33% 58%" fo:language="pt" fo:country="BR"/>
    </style:style>
    <style:style style:name="T17" style:family="text">
      <style:text-properties style:font-name="DejaVu Sans1" fo:language="pt" fo:country="BR" style:text-overline-style="solid" style:text-overline-width="auto" style:text-overline-color="font-color"/>
    </style:style>
    <style:style style:name="T18" style:family="text">
      <style:text-properties fo:color="#ff00ff" loext:opacity="100%" fo:language="pt" fo:country="BR"/>
    </style:style>
    <style:style style:name="T19" style:family="text">
      <style:text-properties fo:color="#ff00ff" loext:opacity="100%" fo:language="pt" fo:country="BR" style:text-overline-style="solid" style:text-overline-width="auto" style:text-overline-color="font-color"/>
    </style:style>
    <style:style style:name="T20" style:family="text">
      <style:text-properties fo:color="#ff00ff" loext:opacity="100%" style:text-position="sub 58%" fo:language="pt" fo:country="BR" style:text-overline-style="none" style:text-overline-color="font-color"/>
    </style:style>
    <style:style style:name="T21" style:family="text">
      <style:text-properties style:text-position="-8% 58%" fo:language="pt" fo:country="BR"/>
    </style:style>
    <style:style style:name="T22" style:family="text">
      <style:text-properties style:text-position="-8% 58%"/>
    </style:style>
    <style:style style:name="T23" style:family="text">
      <style:text-properties fo:color="#c46200" loext:opacity="100%" style:text-position="-8% 58%" fo:language="pt" fo:country="BR"/>
    </style:style>
    <style:style style:name="T24" style:family="text">
      <style:text-properties fo:color="#7f00fe" loext:opacity="100%" style:text-position="-8% 58%" fo:language="pt" fo:country="BR"/>
    </style:style>
    <style:style style:name="T25" style:family="text">
      <style:text-properties fo:color="#ff0000" loext:opacity="100%" style:text-position="-8% 58%" fo:language="pt" fo:country="BR"/>
    </style:style>
    <style:style style:name="T26" style:family="text">
      <style:text-properties style:text-position="0% 100%" fo:language="pt" fo:country="BR"/>
    </style:style>
    <style:style style:name="T27" style:family="text">
      <style:text-properties fo:color="#ff0000" loext:opacity="100%" style:text-position="super 58%" fo:language="pt" fo:country="BR"/>
    </style:style>
    <style:style style:name="T28" style:family="text">
      <style:text-properties fo:font-variant="normal" fo:text-transform="none" fo:color="#1f1c1b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bold" style:letter-kerning="true" fo:background-color="transparent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f1c1b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style:letter-kerning="true" fo:background-color="transparent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a60ca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style:letter-kerning="true" fo:background-color="transparent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44a9b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bold" style:letter-kerning="true" fo:background-color="transparent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f1c1b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a60ca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bf0303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font-name="DejaVu Sans Mono" fo:language="pt" fo:country="BR"/>
    </style:style>
    <style:style style:name="T38" style:family="text">
      <style:text-properties fo:color="#ff0000" loext:opacity="100%" style:font-name="DejaVu Sans Mono" fo:language="pt" fo:country="BR"/>
    </style:style>
    <style:style style:name="T39" style:family="text">
      <style:text-properties fo:font-variant="normal" fo:text-transform="none" fo:color="#1f1c1b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f1c1b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a60ca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44a9b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08000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bf0303" loext:opacity="100%" style:text-outline="false" style:text-line-through-style="none" style:text-line-through-type="none" style:font-name="DejaVu Sans Mono" fo:font-size="18pt" fo:language="pt" fo:country="BR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20pt" fo:language="pt" fo:country="BR"/>
    </style:style>
    <style:style style:name="T46" style:family="text">
      <style:text-properties fo:color="#1f1c1b" loext:opacity="100%" style:font-name="DejaVu Sans Mono" fo:language="pt" fo:country="BR"/>
    </style:style>
    <style:style style:name="T47" style:family="text">
      <style:text-properties fo:color="#ca60ca" loext:opacity="100%" style:font-name="DejaVu Sans Mono" fo:language="pt" fo:country="BR"/>
    </style:style>
    <style:style style:name="T48" style:family="text">
      <style:text-properties fo:color="#bf0303" loext:opacity="100%" style:font-name="DejaVu Sans Mono" fo:language="pt" fo:country="BR"/>
    </style:style>
    <style:style style:name="T49" style:family="text">
      <style:text-properties style:font-name="DejaVu Sans Mono" fo:language="pt" fo:country="BR"/>
    </style:style>
    <style:style style:name="T50" style:family="text">
      <style:text-properties fo:color="#644a9b" loext:opacity="100%" style:font-name="DejaVu Sans Mono" fo:language="pt" fo:country="BR" fo:font-weight="bold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Linguagens Livres de Contexto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<text:span text:style-name="T4">Linguagens Livres de Contexto (LLC)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Se uma </text:span><text:span text:style-name="T5">Linguagem</text:span><text:span text:style-name="T4"> L é gerada por uma </text:span><text:span text:style-name="T6">Gramática Livre de Contexto</text:span><text:span text:style-name="T4"> (GLC) <text:s/></text:span><text:span text:style-name="T7">G</text:span><text:span text:style-name="T4"> ,</text:span></text:p>
                <text:list>
                  <text:list-item>
                    <text:p><text:span text:style-name="T4">dizemos que L é uma </text:span><text:span text:style-name="T8">Linguagem Livre de Contexto</text:span><text:span text:style-name="T4"> (LLC)</text:span></text:p>
                  </text:list-item>
                </text:list>
              </text:list-item>
              <text:list-item>
                <text:p><text:span text:style-name="T4">Ex.: linguagem sobre o alfabeto Σ = { a , b } , definida como </text:span><text:span text:style-name="T4"><text:line-break/></text:span><text:span text:style-name="T4">L</text:span><text:span text:style-name="T9">R</text:span><text:span text:style-name="T4"> = { w | w</text:span><text:span text:style-name="T10">R</text:span><text:span text:style-name="T4"> = w } , onde w</text:span><text:span text:style-name="T10">R</text:span><text:span text:style-name="T4"> significa a cadeia w revertida (de trás para frente)</text:span></text:p>
                <text:list>
                  <text:list-item>
                    <text:p><text:span text:style-name="T4">L</text:span><text:span text:style-name="T9">R</text:span><text:span text:style-name="T4"> é uma LLC porque é gerada pela</text:span><text:span text:style-name="T4"><text:line-break/></text:span><text:span text:style-name="T4">GLC : <text:s/>S → aSa | bSb | a | b | ε</text:span></text:p>
                  </text:list-item>
                </text:list>
              </text:list-item>
            </text:list>
          </draw:text-box>
        </draw:frame>
        <draw:frame draw:style-name="standard" draw:layer="layout" svg:width="27.233cm" svg:height="3.805cm" svg:x="0.303cm" svg:y="16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1">Gramáticas</text:span></text:p>
              </table:table-cell>
              <table:table-cell>
                <text:p text:style-name="P10"><text:span text:style-name="T11"><text:s/></text:span><text:span text:style-name="T11">Regras</text:span></text:p>
              </table:table-cell>
              <table:table-cell>
                <text:p text:style-name="P10"><text:span text:style-name="T11">Ex. de linguagens gerada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2">Livres de Contexto GLC (tipo 2)</text:span></text:p>
              </table:table-cell>
              <table:table-cell>
                <text:p text:style-name="P11"><text:span text:style-name="T12">A → </text:span><text:span text:style-name="T13">α</text:span></text:p>
                <text:p text:style-name="P11"><text:span text:style-name="T12">A ∈ V <text:s/>, <text:s/>α ∈ (V ∪ T)</text:span><text:span text:style-name="T14">*</text:span></text:p>
                <text:p text:style-name="P11"><text:span text:style-name="T12">A: 1 única variável</text:span></text:p>
              </table:table-cell>
              <table:table-cell>
                <text:p text:style-name="P11"><text:span text:style-name="T12">{ ab, aabb, aaabbb, aaaabbbb, ... }</text:span><text:span text:style-name="T12"><text:line-break/></text:span><text:span text:style-name="T12">= { </text:span><text:span text:style-name="T13">a</text:span><text:span text:style-name="T15">n</text:span><text:span text:style-name="T13"> b</text:span><text:span text:style-name="T15">n</text:span><text:span text:style-name="T12"> | n &gt; 0 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8.726cm" svg:height="3.55cm" svg:x="18.825cm" svg:y="12.102cm">
          <draw:text-box>
            <text:p><text:span text:style-name="T4">R <text:s text:c="3"/>a</text:span><text:span text:style-name="T16">n</text:span><text:span text:style-name="T4">b</text:span><text:span text:style-name="T4"><text:tab/></text:span><text:span text:style-name="T4"> <text:s text:c="3"/></text:span><text:span text:style-name="T4"><text:tab/></text:span><text:span text:style-name="T4">ε,b,ab,aab</text:span></text:p>
            <text:p><text:span text:style-name="T4">LC <text:s/>a</text:span><text:span text:style-name="T16">n</text:span><text:span text:style-name="T4">b</text:span><text:span text:style-name="T16">n</text:span><text:span text:style-name="T4"> <text:s text:c="4"/></text:span><text:span text:style-name="T4"><text:tab/></text:span><text:span text:style-name="T4">ab, aabb</text:span></text:p>
            <text:p><text:span text:style-name="T4">SC <text:s/>a</text:span><text:span text:style-name="T16">n</text:span><text:span text:style-name="T4">b</text:span><text:span text:style-name="T16">n</text:span><text:span text:style-name="T4">c</text:span><text:span text:style-name="T16">n</text:span><text:span text:style-name="T4"> <text:s/></text:span><text:span text:style-name="T4"><text:tab/></text:span><text:span text:style-name="T4">abc, aabbcc</text:span></text:p>
            <text:p><text:span text:style-name="T4">I <text:s text:c="4"/>a</text:span><text:span text:style-name="T16">2^n</text:span><text:span text:style-name="T4"> </text:span><text:span text:style-name="T4"><text:tab/></text:span><text:span text:style-name="T4">a, aa, aaa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Se L é uma Linguagem Regular (LR), então seu complemento, </text:span><text:span text:style-name="T17">L</text:span><text:span text:style-name="T4"> , também o é</text:span></text:p>
              </text:list-item>
              <text:list-item>
                <text:p><text:span text:style-name="T18">GLC que gera a linguagem </text:span><text:span text:style-name="T19">L</text:span><text:span text:style-name="T20">R</text:span></text:p>
                <text:list>
                  <text:list-item>
                    <text:list>
                      <text:list-item>
                        <text:p><text:span text:style-name="T4">S → aSa | bSb | aAb | bAa</text:span></text:p>
                      </text:list-item>
                      <text:list-item>
                        <text:p><text:span text:style-name="T4">A → aAa | bAb | aAb | bAa | a | b | ε</text:span></text:p>
                      </text:list-item>
                    </text:list>
                  </text:list-item>
                  <text:list-item>
                    <text:p><text:span text:style-name="T4">A forma sentencial (cadeia com terminais e variáveis obtida aplicando as regras de produção da gramática) gerada possui exatamente uma variável: A ou S</text:span></text:p>
                    <text:list>
                      <text:list-item>
                        <text:p><text:span text:style-name="T4">Ex.: <text:s/>a partir do símbolo inicial <text:s/>S, podemos derivar:</text:span><text:span text:style-name="T4"><text:line-break/></text:span><text:span text:style-name="T4">S → aSa → aaAba</text:span></text:p>
                        <text:list>
                          <text:list-item>
                            <text:p><text:span text:style-name="T4">Aqui, <text:s/>aaAba <text:s/>é uma forma sentencial, pois contém terminais ( a, a, b, a ) e uma variável ( A )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3" draw:layer="layout" svg:width="4.31cm" svg:height="1.12cm" svg:x="11.552cm" svg:y="19.38cm">
          <draw:text-box>
            <text:p text:style-name="P9"><text:span text:style-name="T4">(continu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15" draw:layer="layout" svg:width="26cm" svg:height="16.5cm" svg:x="1cm" svg:y="4cm" presentation:class="outline">
          <draw:text-box>
            <text:list text:style-name="L1">
              <text:list-item>
                <text:p text:style-name="P14"><text:span text:style-name="T4">Uma derivação a partir de S apresentará até determinada regra apenas S como variável na forma sentencial,</text:span></text:p>
                <text:list>
                  <text:list-item>
                    <text:p><text:span text:style-name="T4">mas depois da aplicação de uma das regras <text:s/>S → aAb <text:s/>ou</text:span><text:span text:style-name="T4"><text:line-break/></text:span><text:span text:style-name="T4">S → bAa , as formas sentenciais terão apenas A como variável</text:span></text:p>
                  </text:list-item>
                </text:list>
              </text:list-item>
              <text:list-item>
                <text:p><text:span text:style-name="T4">O funcionamento da gramática é tal que as formas sentenciais que têm a variável S são simétricas, ou seja</text:span></text:p>
                <text:list>
                  <text:list-item>
                    <text:p><text:span text:style-name="T4">são iguais quando lidas de trás para frente, enquanto que</text:span></text:p>
                    <text:list>
                      <text:list-item>
                        <text:p><text:span text:style-name="T4">as formas sentenciais que têm a variável A são assimétricas,</text:span></text:p>
                        <text:list>
                          <text:list-item>
                            <text:p><text:span text:style-name="T4">são diferentes quando lidas de trás para a fren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16"><text:span text:style-name="T4">Exemplo 1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Dado o alfabeto Σ = { a, b } , considere a linguagem sobre Σ definida como L</text:span><text:span text:style-name="T9">1</text:span><text:span text:style-name="T4"> = {a</text:span><text:span text:style-name="T10">n</text:span><text:span text:style-name="T4"> b</text:span><text:span text:style-name="T10">2n</text:span><text:span text:style-name="T4"> | n ≥ 1 }</text:span></text:p>
                <text:list>
                  <text:list-item>
                    <text:p><text:span text:style-name="T4">A GLC é:</text:span></text:p>
                    <text:list>
                      <text:list-item>
                        <text:p><text:span text:style-name="T4">S → aSbb</text:span></text:p>
                      </text:list-item>
                      <text:list-item>
                        <text:p><text:span text:style-name="T4">S → abb</text:span></text:p>
                      </text:list-item>
                    </text:list>
                  </text:list-item>
                  <text:list-item>
                    <text:p><text:span text:style-name="T4">Podemos dizer que L</text:span><text:span text:style-name="T21">1</text:span><text:span text:style-name="T4"> é uma LLC .</text:span></text:p>
                  </text:list-item>
                  <text:list-item>
                    <text:p><text:span text:style-name="T4">Ex.: para gerar aabbbb, podemos usar a derivação</text:span></text:p>
                    <text:list>
                      <text:list-item>
                        <text:p><text:span text:style-name="T4">S ⇒ a</text:span><text:span text:style-name="T7">S</text:span><text:span text:style-name="T4">bb ⇒ a</text:span><text:span text:style-name="T7">abb</text:span><text:span text:style-name="T4">b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12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><text:span text:style-name="T4">LLC são fechadas em relação à união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Se pegarmos duas linguagens livres de contexto (LLCs), a união dessas duas linguagens resultará em outra linguagem livre de contexto (são fechadas em relação à união)</text:span></text:p>
                <text:list>
                  <text:list-item>
                    <text:p><text:span text:style-name="T4">Em outras palavras, a propriedade de ser livre de contexto é preservada quando duas dessas linguagens são unidas</text:span></text:p>
                  </text:list-item>
                </text:list>
              </text:list-item>
              <text:list-item>
                <text:p><text:span text:style-name="T4">Isso significa que, dadas duas LLC, L</text:span><text:span text:style-name="T21">1</text:span><text:span text:style-name="T4"> e L</text:span><text:span text:style-name="T21">2</text:span><text:span text:style-name="T4">, a linguagem L</text:span><text:span text:style-name="T21">1</text:span><text:span text:style-name="T4"> ∪ L</text:span><text:span text:style-name="T21">2</text:span><text:span text:style-name="T4"> também será livre de contexto</text:span></text:p>
              </text:list-item>
              <text:list-item>
                <text:p>Se L<text:span text:style-name="T22">1</text:span> é gerada por uma GLC G<text:span text:style-name="T22">1</text:span> com símbolo inicial S<text:span text:style-name="T22">1</text:span> <text:s/>, e<text:line-break/>L<text:span text:style-name="T22">2</text:span> por uma GLC G<text:span text:style-name="T22">2</text:span> com símbolo inicial S<text:span text:style-name="T22">2</text:span> <text:s/>,</text:p>
                <text:list>
                  <text:list-item>
                    <text:p><text:span text:style-name="T4">podemos criar um novo símbolo inicial S e adicionar as regras </text:span><text:span text:style-name="T4"><text:line-break/></text:span><text:span text:style-name="T4">S → S</text:span><text:span text:style-name="T21">1</text:span><text:span text:style-name="T4"> | S</text:span><text:span text:style-name="T21">2</text:span><text:span text:style-name="T4"> às regras das duas gramáticas, obtendo assim uma GLC G</text:span><text:span text:style-name="T21">3</text:span><text:span text:style-name="T4"> <text:s/>que gera <text:s/>L</text:span><text:span text:style-name="T21">1</text:span><text:span text:style-name="T4"> ∪ L</text:span><text:span text:style-name="T21">2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3.766cm" svg:height="1.568cm" svg:x="12.954cm" svg:y="19.347cm">
          <draw:text-box>
            <text:p><text:span text:style-name="T4">(continu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<text:span text:style-name="T4">Exemplo 2</text:span></text:p>
          </draw:text-box>
        </draw:frame>
        <draw:frame presentation:style-name="pr7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L</text:span><text:span text:style-name="T21">1 </text:span><text:span text:style-name="T4">: {a</text:span><text:span text:style-name="T16">n</text:span><text:span text:style-name="T4"> b</text:span><text:span text:style-name="T16">n</text:span><text:span text:style-name="T4"> | n ≥ 0} <text:s text:c="2"/>;</text:span><text:span text:style-name="T4"><text:tab/></text:span><text:span text:style-name="T4">G</text:span><text:span text:style-name="T21">1</text:span><text:span text:style-name="T4"> : S</text:span><text:span text:style-name="T21">1</text:span><text:span text:style-name="T4"> → aS</text:span><text:span text:style-name="T21">1</text:span><text:span text:style-name="T4">b | ε</text:span></text:p>
              </text:list-item>
              <text:list-item>
                <text:p><text:span text:style-name="T4">L</text:span><text:span text:style-name="T21">2</text:span><text:span text:style-name="T4"> : {c</text:span><text:span text:style-name="T16">n</text:span><text:span text:style-name="T4"> d</text:span><text:span text:style-name="T16">n</text:span><text:span text:style-name="T4"> | n ≥ 0} <text:s text:c="2"/>;</text:span><text:span text:style-name="T4"><text:tab/></text:span><text:span text:style-name="T4">G</text:span><text:span text:style-name="T21">2 </text:span><text:span text:style-name="T4">: S</text:span><text:span text:style-name="T21">2</text:span><text:span text:style-name="T4"> → cS</text:span><text:span text:style-name="T21">2</text:span><text:span text:style-name="T4">d | ε</text:span></text:p>
              </text:list-item>
              <text:list-item>
                <text:p><text:span text:style-name="T4">Para unir L</text:span><text:span text:style-name="T21">1</text:span><text:span text:style-name="T4"> e L</text:span><text:span text:style-name="T21">2</text:span><text:span text:style-name="T4">, criamos um novo símbolo inicial S e adicionamos as regras <text:s/>S → S</text:span><text:span text:style-name="T21">1</text:span><text:span text:style-name="T4"> | S</text:span><text:span text:style-name="T21">2</text:span><text:span text:style-name="T4"> <text:s/>às regras de G</text:span><text:span text:style-name="T21">1</text:span><text:span text:style-name="T4"> e G</text:span><text:span text:style-name="T21">2</text:span><text:span text:style-name="T4"> :</text:span><text:span text:style-name="T4"><text:line-break/></text:span><text:span text:style-name="T4"><text:tab/></text:span><text:span text:style-name="T4">L</text:span><text:span text:style-name="T21">1</text:span><text:span text:style-name="T4"> ∪ L</text:span><text:span text:style-name="T21">2</text:span><text:span text:style-name="T4"> : {a</text:span><text:span text:style-name="T16">n</text:span><text:span text:style-name="T4"> b</text:span><text:span text:style-name="T16">n</text:span><text:span text:style-name="T4"> | n ≥ 0} ∪ {c</text:span><text:span text:style-name="T16">n</text:span><text:span text:style-name="T4"> d</text:span><text:span text:style-name="T16">n</text:span><text:span text:style-name="T4"> | n ≥ 0}</text:span></text:p>
              </text:list-item>
              <text:list-item>
                <text:p><text:span text:style-name="T4">G</text:span><text:span text:style-name="T21">3</text:span><text:span text:style-name="T4"> :</text:span></text:p>
                <text:list>
                  <text:list-item>
                    <text:p><text:span text:style-name="T4">S → S</text:span><text:span text:style-name="T21">1</text:span><text:span text:style-name="T4"> | S</text:span><text:span text:style-name="T21">2</text:span></text:p>
                  </text:list-item>
                  <text:list-item>
                    <text:p><text:span text:style-name="T4">S</text:span><text:span text:style-name="T21">1</text:span><text:span text:style-name="T4"> → aS</text:span><text:span text:style-name="T21">1</text:span><text:span text:style-name="T4">b | ε</text:span></text:p>
                  </text:list-item>
                  <text:list-item>
                    <text:p><text:span text:style-name="T4">S</text:span><text:span text:style-name="T21">2</text:span><text:span text:style-name="T4"> → cS</text:span><text:span text:style-name="T21">2</text:span><text:span text:style-name="T4">d | ε</text:span></text:p>
                  </text:list-item>
                </text:list>
              </text:list-item>
              <text:list-item>
                <text:p><text:span text:style-name="T4">Dessa forma, G</text:span><text:span text:style-name="T21">3</text:span><text:span text:style-name="T4"> gera a união de L</text:span><text:span text:style-name="T21">1</text:span><text:span text:style-name="T4"> e L</text:span><text:span text:style-name="T21">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><text:span text:style-name="T4">Exemplo 3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Vimos que L</text:span><text:span text:style-name="T21">1</text:span><text:span text:style-name="T4"> = { a</text:span><text:span text:style-name="T16">n</text:span><text:span text:style-name="T4"> b</text:span><text:span text:style-name="T16">2n</text:span><text:span text:style-name="T4"> | n ≥ 1 } é gerada pela GLC :</text:span></text:p>
                <text:list>
                  <text:list-item>
                    <text:p><text:span text:style-name="T5">S</text:span><text:span text:style-name="T23">1</text:span><text:span text:style-name="T5"> → aS</text:span><text:span text:style-name="T23">1</text:span><text:span text:style-name="T5">bb | abb</text:span></text:p>
                  </text:list-item>
                </text:list>
              </text:list-item>
              <text:list-item>
                <text:p><text:span text:style-name="T4">De forma análoga L</text:span><text:span text:style-name="T21">2</text:span><text:span text:style-name="T4"> = { a</text:span><text:span text:style-name="T16">2n</text:span><text:span text:style-name="T4"> n b</text:span><text:span text:style-name="T16">n</text:span><text:span text:style-name="T4"> | n ≥ 1 } é gerada pela GLC :</text:span></text:p>
                <text:list>
                  <text:list-item>
                    <text:p><text:span text:style-name="T6">S</text:span><text:span text:style-name="T24">2</text:span><text:span text:style-name="T6"> → aaS</text:span><text:span text:style-name="T24">2</text:span><text:span text:style-name="T6">b | aab</text:span></text:p>
                  </text:list-item>
                </text:list>
              </text:list-item>
              <text:list-item>
                <text:p><text:span text:style-name="T4">Portanto, a linguagem L</text:span><text:span text:style-name="T21">1</text:span><text:span text:style-name="T4"> ∪ L</text:span><text:span text:style-name="T21">2</text:span><text:span text:style-name="T4"> pode ser gerada pela gramática</text:span></text:p>
                <text:list>
                  <text:list-item>
                    <text:p><text:span text:style-name="T7">S → S</text:span><text:span text:style-name="T25">1</text:span><text:span text:style-name="T7"> | S</text:span><text:span text:style-name="T25">2</text:span></text:p>
                  </text:list-item>
                  <text:list-item>
                    <text:p><text:span text:style-name="T5">S</text:span><text:span text:style-name="T23">1</text:span><text:span text:style-name="T5"> → aS</text:span><text:span text:style-name="T23">1</text:span><text:span text:style-name="T5">bb | abb</text:span></text:p>
                  </text:list-item>
                  <text:list-item>
                    <text:p><text:span text:style-name="T6">S</text:span><text:span text:style-name="T24">2</text:span><text:span text:style-name="T6"> → aaS</text:span><text:span text:style-name="T24">2</text:span><text:span text:style-name="T6">b | aab</text:span></text:p>
                  </text:list-item>
                </text:list>
              </text:list-item>
            </text:list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12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16"><text:span text:style-name="T4">LLC e concatenação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Dado duas LLC, <text:s/>L</text:span><text:span text:style-name="T9">1</text:span><text:span text:style-name="T4"> e L</text:span><text:span text:style-name="T9">2</text:span></text:p>
              </text:list-item>
              <text:list-item>
                <text:p><text:span text:style-name="T4">A sua concatenação é LLC</text:span></text:p>
                <text:list>
                  <text:list-item>
                    <text:p><text:span text:style-name="T4">L</text:span><text:span text:style-name="T9">1 </text:span><text:span text:style-name="T26">°</text:span><text:span text:style-name="T4"> L</text:span><text:span text:style-name="T9">2</text:span><text:span text:style-name="T4"> = { ω</text:span><text:span text:style-name="T9">1</text:span><text:span text:style-name="T4"> ° ω</text:span><text:span text:style-name="T9">2</text:span><text:span text:style-name="T4"> | ω</text:span><text:span text:style-name="T9">1</text:span><text:span text:style-name="T4"> ∈ L</text:span><text:span text:style-name="T9">1</text:span><text:span text:style-name="T4"> e ω</text:span><text:span text:style-name="T9">2</text:span><text:span text:style-name="T4"> ∈ L</text:span><text:span text:style-name="T9">2</text:span><text:span text:style-name="T4"> }</text:span></text:p>
                  </text:list-item>
                </text:list>
              </text:list-item>
              <text:list-item>
                <text:p><text:span text:style-name="T4">Se L</text:span><text:span text:style-name="T9">1</text:span><text:span text:style-name="T4"> é gerada por uma GLC G</text:span><text:span text:style-name="T9">1</text:span><text:span text:style-name="T4"> com símbolo inicial S</text:span><text:span text:style-name="T9">1</text:span><text:span text:style-name="T4"> , e L</text:span><text:span text:style-name="T9">2</text:span><text:span text:style-name="T4"> é gerada por uma GLC G</text:span><text:span text:style-name="T9">2</text:span><text:span text:style-name="T4"> com símbolo inicial S</text:span><text:span text:style-name="T9">2</text:span><text:span text:style-name="T4"> ,</text:span></text:p>
                <text:list>
                  <text:list-item>
                    <text:p><text:span text:style-name="T4">podemos criar um novo símbolo inicial <text:s/>S , acrescentar as regras</text:span><text:span text:style-name="T4"><text:line-break/></text:span><text:span text:style-name="T4">S → S</text:span><text:span text:style-name="T9">1</text:span><text:span text:style-name="T4">S</text:span><text:span text:style-name="T9">2</text:span><text:span text:style-name="T4"> <text:s/>à união das regras das duas gramáticas e obter assim uma GLC <text:s/>G</text:span><text:span text:style-name="T9">3</text:span><text:span text:style-name="T4"> que gera <text:s/>L</text:span><text:span text:style-name="T9">1</text:span><text:span text:style-name="T4"> ° L</text:span><text:span text:style-name="T9">2</text:span></text:p>
                  </text:list-item>
                </text:list>
              </text:list-item>
            </text:list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12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4">Exemplo 4 - concatenação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L</text:span><text:span text:style-name="T9">1</text:span><text:span text:style-name="T4"> = { a</text:span><text:span text:style-name="T10">n </text:span><text:span text:style-name="T4">b</text:span><text:span text:style-name="T10">2n</text:span><text:span text:style-name="T4"> | n ≥ 1 } é gerada pela GLC :</text:span></text:p>
                <text:list>
                  <text:list-item>
                    <text:p><text:span text:style-name="T4">S</text:span><text:span text:style-name="T9">1</text:span><text:span text:style-name="T4"> → aS</text:span><text:span text:style-name="T9">1</text:span><text:span text:style-name="T4">bb | abb</text:span></text:p>
                  </text:list-item>
                </text:list>
              </text:list-item>
              <text:list-item>
                <text:p><text:span text:style-name="T4">L</text:span><text:span text:style-name="T9">2</text:span><text:span text:style-name="T4"> = { a</text:span><text:span text:style-name="T10">2n</text:span><text:span text:style-name="T4"> b</text:span><text:span text:style-name="T10">n</text:span><text:span text:style-name="T4"> | n ≥ 1 } é gerada pela GLC :</text:span></text:p>
                <text:list>
                  <text:list-item>
                    <text:p><text:span text:style-name="T4">S</text:span><text:span text:style-name="T9">2</text:span><text:span text:style-name="T4"> → aaS</text:span><text:span text:style-name="T9">2</text:span><text:span text:style-name="T4">b | aab</text:span></text:p>
                  </text:list-item>
                </text:list>
              </text:list-item>
              <text:list-item>
                <text:p><text:span text:style-name="T4">Portanto, a linguagem L</text:span><text:span text:style-name="T9">1</text:span><text:span text:style-name="T4"> ° L</text:span><text:span text:style-name="T9">2</text:span><text:span text:style-name="T4"> pode ser gerada pela gramática</text:span></text:p>
                <text:list>
                  <text:list-item>
                    <text:p><text:span text:style-name="T4">S → S</text:span><text:span text:style-name="T9">1</text:span><text:span text:style-name="T4">S</text:span><text:span text:style-name="T9">2</text:span></text:p>
                  </text:list-item>
                  <text:list-item>
                    <text:p><text:span text:style-name="T4">S</text:span><text:span text:style-name="T9">1</text:span><text:span text:style-name="T4"> → aS</text:span><text:span text:style-name="T9">1</text:span><text:span text:style-name="T4">bb | abb</text:span></text:p>
                  </text:list-item>
                  <text:list-item>
                    <text:p><text:span text:style-name="T4">S</text:span><text:span text:style-name="T9">2</text:span><text:span text:style-name="T4"> → aaS</text:span><text:span text:style-name="T9">2</text:span><text:span text:style-name="T4">b | aab</text:span></text:p>
                  </text:list-item>
                </text:list>
              </text:list-item>
            </text:list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16"><text:span text:style-name="T4">LLC e Fecho de Kleene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Se L</text:span><text:span text:style-name="T21">1</text:span><text:span text:style-name="T4"> é uma LLC , então L</text:span><text:span text:style-name="T21">1</text:span><text:span text:style-name="T16">*</text:span><text:span text:style-name="T4"> <text:s/>também o é</text:span></text:p>
              </text:list-item>
              <text:list-item>
                <text:p><text:span text:style-name="T4">Este fato pode ser verificado através de uma construção com gramáticas</text:span></text:p>
              </text:list-item>
              <text:list-item>
                <text:p><text:span text:style-name="T4">Se L</text:span><text:span text:style-name="T21">1</text:span><text:span text:style-name="T16">*</text:span><text:span text:style-name="T4"> <text:s/>é gerada por uma GLC <text:s/>G</text:span><text:span text:style-name="T21">1</text:span><text:span text:style-name="T4"> com símbolo inicial <text:s/>S</text:span><text:span text:style-name="T21">1</text:span><text:span text:style-name="T4"> , para criarmos uma gramática que gera L</text:span><text:span text:style-name="T21">1</text:span><text:span text:style-name="T16">*</text:span><text:span text:style-name="T4"> <text:s/>basta criarmos um novo símbolo inicial S , e acrescentarmos as regras <text:s/>S → SS</text:span><text:span text:style-name="T21">1</text:span><text:span text:style-name="T4"> | ε <text:s/>à gramática original</text:span></text:p>
              </text:list-item>
            </text:list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<text:span text:style-name="T4">Exemplo 5 <text:s/>- <text:s/>fecho de Kleene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Seja L</text:span><text:span text:style-name="T21">1</text:span><text:span text:style-name="T4"> = { a</text:span><text:span text:style-name="T16">n</text:span><text:span text:style-name="T4"> b</text:span><text:span text:style-name="T16">2n</text:span><text:span text:style-name="T4"> | n ≥ 1 }</text:span></text:p>
              </text:list-item>
              <text:list-item>
                <text:p><text:span text:style-name="T4">A linguagem é gerada pela GLC:</text:span></text:p>
                <text:list>
                  <text:list-item>
                    <text:p><text:span text:style-name="T4">S</text:span><text:span text:style-name="T9">1</text:span><text:span text:style-name="T4"> → aS</text:span><text:span text:style-name="T9">1</text:span><text:span text:style-name="T4">bb | abb</text:span></text:p>
                  </text:list-item>
                </text:list>
              </text:list-item>
              <text:list-item>
                <text:p><text:span text:style-name="T4">Portanto, a linguagem L</text:span><text:span text:style-name="T21">1</text:span><text:span text:style-name="T10">*</text:span><text:span text:style-name="T4"> pode ser gerada pela gramática:</text:span></text:p>
                <text:list>
                  <text:list-item>
                    <text:p><text:span text:style-name="T4">S → SS</text:span><text:span text:style-name="T9">1</text:span><text:span text:style-name="T4"> | ε</text:span></text:p>
                  </text:list-item>
                  <text:list-item>
                    <text:p><text:span text:style-name="T4">S</text:span><text:span text:style-name="T9">1</text:span><text:span text:style-name="T4"> → aS</text:span><text:span text:style-name="T9">1</text:span><text:span text:style-name="T4">bb | abb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16"><text:span text:style-name="T4">GSRN</text:span></text:p>
          </draw:text-box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<text:span text:style-name="T4">Gramáticas Livres de Contexto Sem Regras Nulas (GSRN)</text:span></text:p>
              </text:list-item>
              <text:list-item>
                <text:p><text:span text:style-name="T4">Hopcroft e Ullman (1969) definem uma GLC onde</text:span></text:p>
                <text:list>
                  <text:list-item>
                    <text:p><text:span text:style-name="T4">a cadeia vazia (ε) não é permitida no lado direito da regra,</text:span></text:p>
                    <text:list>
                      <text:list-item>
                        <text:p><text:span text:style-name="T4">exceto na regra S → ε , onde S é o símbolo inicial ,</text:span></text:p>
                        <text:list>
                          <text:list-item>
                            <text:list>
                              <text:list-item>
                                <text:p><text:span text:style-name="T4">e não ocorre no lado direito de outra regr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Ex.: seja a linguagem L = {a</text:span><text:span text:style-name="T16">n</text:span><text:span text:style-name="T4"> b</text:span><text:span text:style-name="T16">n</text:span><text:span text:style-name="T4"> | n ≥ 0}, onde a quantidade de 'a's é igual à quantidade de 'b's. A GLC correspondente pode ser definida por G : S → aSb | ε</text:span></text:p>
                <text:list>
                  <text:list-item>
                    <text:p><text:span text:style-name="T4">Para transformá-la em GSRN: S → aSb | ab</text:span></text:p>
                    <text:list>
                      <text:list-item>
                        <text:p><text:span text:style-name="T4">neste caso, removemos a regra nula <text:s/>S → ε <text:s/>e adaptamos a gramática para garantir que a quantidade de 'a's ainda seja igual à quantidade de 'b'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16"><text:span text:style-name="T4">GSRN</text:span></text:p>
          </draw:text-box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<text:span text:style-name="T4">Dizemos que uma GLC <text:s/>G = ( V , T , P , S ) é uma Gramática Livre de Contexto Sem Regras Nulas (GSRN) se todas as suas regras são da forma:</text:span></text:p>
                <text:list>
                  <text:list-item>
                    <text:p><text:span text:style-name="T4">A → α <text:s text:c="3"/>, onde: </text:span></text:p>
                    <text:list>
                      <text:list-item>
                        <text:p><text:span text:style-name="T4">A ∈ V <text:s text:c="3"/>e <text:s text:c="2"/>α ∈ ( V ∪ T )</text:span><text:span text:style-name="T10">+</text:span></text:p>
                      </text:list-item>
                      <text:list-item>
                        <text:p><text:span text:style-name="T4">se S não está do lado direito de uma regra, é permitido:</text:span></text:p>
                        <text:list>
                          <text:list-item>
                            <text:p><text:span text:style-name="T4">S → ε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6.412cm" svg:height="1.893cm" svg:x="17.986cm" svg:y="8.544cm">
          <draw:text-box>
            <text:p><text:span text:style-name="T16">+</text:span><text:span text:style-name="T4"> </text:span><text:span text:style-name="T4"><text:tab/></text:span><text:span text:style-name="T4">fecho positivo</text:span></text:p>
            <text:p><text:span text:style-name="T4"/></text:p>
          </draw:text-box>
        </draw:frame>
        <draw:frame draw:style-name="gr7" draw:text-style-name="P20" draw:layer="layout" svg:width="23.389cm" svg:height="2.714cm" svg:x="3.611cm" svg:y="15.897cm">
          <draw:text-box>
            <text:p text:style-name="P19"><text:span text:style-name="T4">α ∈ ( V ∪ T )</text:span><text:span text:style-name="T16">+</text:span><text:span text:style-name="T4"> <text:s/>define que α é uma string composta por um ou mais símbolos, sendo cada símbolo um terminal ou variável da gramática, excluindo a possibilidade de α ser a string vazia</text:span></text:p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16"><text:span text:style-name="T4">GSRN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A definição de Hopcroft e Ullman (1969) não altera o poder de expressividade das GLC, isto é, se uma linguagem L é gerada por uma GLC <text:s/>G , então a mesma linguagem é gerada por uma GSRN <text:s/>G</text:span><text:span text:style-name="T10">1</text:span></text:p>
              </text:list-item>
              <text:list-item>
                <text:p><text:span text:style-name="T4">Existe um algoritmo para dada uma GLC <text:s/>G obtermos uma GSRN <text:s/>G</text:span><text:span text:style-name="T10">1 </text:span><text:span text:style-name="T4"><text:s/>equivalente</text:span></text:p>
                <text:list>
                  <text:list-item>
                    <text:p><text:span text:style-name="T4">O primeiro passo deste algoritmo é identificar as </text:span><text:span text:style-name="T7">variáveis que podem gerar a cadeia vazia</text:span><text:span text:style-name="T4">, chamadas de </text:span><text:span text:style-name="T18">símbolos nulificáveis</text:span></text:p>
                  </text:list-item>
                </text:list>
              </text:list-item>
            </text:list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><text:span text:style-name="T4">Exemplo 6 - GSRN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A gramática:</text:span></text:p>
                <text:list>
                  <text:list-item>
                    <text:p><text:span text:style-name="T4">S → aA</text:span></text:p>
                  </text:list-item>
                  <text:list-item>
                    <text:p><text:span text:style-name="T18">A</text:span><text:span text:style-name="T4"> → aB | </text:span><text:span text:style-name="T7">B</text:span></text:p>
                  </text:list-item>
                  <text:list-item>
                    <text:p><text:span text:style-name="T7">B</text:span><text:span text:style-name="T4"> → b | </text:span><text:span text:style-name="T7">ε</text:span></text:p>
                  </text:list-item>
                </text:list>
              </text:list-item>
              <text:list-item>
                <text:p><text:span text:style-name="T4">Possui as variáveis {S, A, B} e,</text:span></text:p>
                <text:list>
                  <text:list-item>
                    <text:p><text:span text:style-name="T4">variáveis nulificáveis {A, B} porque <text:s/></text:span><text:span text:style-name="T7">B ⇒</text:span><text:span text:style-name="T27">*</text:span><text:span text:style-name="T7"> ε</text:span><text:span text:style-name="T4"> <text:s/>e também <text:s/>A ⇒</text:span><text:span text:style-name="T10">*</text:span><text:span text:style-name="T4"> ε</text:span></text:p>
                  </text:list-item>
                </text:list>
              </text:list-item>
              <text:list-item>
                <text:p><text:span text:style-name="T4">O algoritmo do slide a seguir permite o cálculo dos símbolos nulificáveis</text:span></text:p>
              </text:list-item>
            </text:list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draw:frame draw:style-name="gr8" draw:text-style-name="P20" draw:layer="layout" svg:width="13.416cm" svg:height="4.673cm" svg:x="13.104cm" svg:y="3.751cm">
          <draw:text-box>
            <text:list text:style-name="L2">
              <text:list-item>
                <text:p text:style-name="P19"><text:span text:style-name="T4">A pode derivar B (pela regra A → B)</text:span></text:p>
              </text:list-item>
              <text:list-item>
                <text:p text:style-name="P19"><text:span text:style-name="T4">B já sabemos que é nulificável, então, A também pode derivar a cadeia vazia via A → B ⇒ ε</text:span></text:p>
              </text:list-item>
              <text:list-item>
                <text:p text:style-name="P19"><text:span text:style-name="T4">Portanto, A é nulificável porque pode derivar B, e B pode derivar 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4">Símbolos nulificáveis em uma GLC</text:span></text:p>
          </draw:text-box>
        </draw:frame>
        <draw:frame presentation:style-name="pr5" draw:text-style-name="P24" draw:layer="layout" svg:width="26cm" svg:height="16cm" svg:x="1cm" svg:y="4cm" presentation:class="outline" presentation:user-transformed="true">
          <draw:text-box>
            <text:p text:style-name="P21"><text:span text:style-name="T28">def</text:span><text:span text:style-name="T29"> nulificaveis(v, t, p, s):</text:span></text:p>
            <text:p text:style-name="P21"><text:span text:style-name="T29"><text:s text:c="4"/></text:span><text:span text:style-name="T29">conj1 </text:span><text:span text:style-name="T30">=</text:span><text:span text:style-name="T29"> </text:span><text:span text:style-name="T31">set</text:span><text:span text:style-name="T29">()</text:span></text:p>
            <text:p text:style-name="P21"><text:span text:style-name="T29"><text:s text:c="4"/></text:span><text:span text:style-name="T29">conj2 </text:span><text:span text:style-name="T30">=</text:span><text:span text:style-name="T29"> {v </text:span><text:span text:style-name="T28">for</text:span><text:span text:style-name="T29"> v </text:span><text:span text:style-name="T28">in</text:span><text:span text:style-name="T29"> v </text:span><text:span text:style-name="T28">if</text:span><text:span text:style-name="T29"> </text:span><text:span text:style-name="T31">any</text:span><text:span text:style-name="T29">(</text:span><text:span text:style-name="T28">not</text:span><text:span text:style-name="T29"> prod </text:span><text:span text:style-name="T28">for</text:span><text:span text:style-name="T29"> prod </text:span><text:span text:style-name="T28">in</text:span><text:span text:style-name="T29"> p[v])}</text:span></text:p>
            <text:p text:style-name="P21"><text:span text:style-name="T29"><text:s text:c="4"/></text:span><text:span text:style-name="T28">while</text:span><text:span text:style-name="T29"> conj1 </text:span><text:span text:style-name="T30">!=</text:span><text:span text:style-name="T29"> conj2:</text:span></text:p>
            <text:p text:style-name="P21"><text:span text:style-name="T29"><text:s text:c="8"/></text:span><text:span text:style-name="T31">print</text:span><text:span text:style-name="T29">(conj1, conj2)</text:span></text:p>
            <text:p text:style-name="P21"><text:span text:style-name="T29"><text:s text:c="8"/></text:span><text:span text:style-name="T29">conj1 </text:span><text:span text:style-name="T30">=</text:span><text:span text:style-name="T29"> conj2.copy()</text:span></text:p>
            <text:p text:style-name="P21"><text:span text:style-name="T29"><text:s text:c="8"/></text:span><text:span text:style-name="T29">conj2.update(x </text:span><text:span text:style-name="T28">for</text:span><text:span text:style-name="T29"> x </text:span><text:span text:style-name="T28">in</text:span><text:span text:style-name="T29"> p </text:span><text:span text:style-name="T28">if</text:span><text:span text:style-name="T29"> </text:span><text:span text:style-name="T31">any</text:span><text:span text:style-name="T29">(</text:span><text:span text:style-name="T31">all</text:span><text:span text:style-name="T29">(</text:span><text:span text:style-name="T29"><text:line-break/></text:span><text:span text:style-name="T29"><text:tab/></text:span><text:span text:style-name="T29"><text:tab/></text:span><text:span text:style-name="T29"><text:tab/></text:span><text:span text:style-name="T29"><text:tab/></text:span><text:span text:style-name="T29">symbol </text:span><text:span text:style-name="T28">in</text:span><text:span text:style-name="T29"> conj2 </text:span><text:span text:style-name="T28">for</text:span><text:span text:style-name="T29"><text:tab/></text:span><text:span text:style-name="T29">symbol </text:span><text:span text:style-name="T28">in</text:span><text:span text:style-name="T29"> prod) </text:span><text:span text:style-name="T28">for</text:span><text:span text:style-name="T29"> prod </text:span><text:span text:style-name="T28">in</text:span><text:span text:style-name="T29"> p[x]))</text:span></text:p>
            <text:p text:style-name="P22"><text:span text:style-name="T29"><text:s text:c="4"/></text:span><text:span text:style-name="T28">return</text:span><text:span text:style-name="T29"> conj2</text:span></text:p>
            <text:p text:style-name="P23"><text:span text:style-name="T32"/></text:p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draw:frame draw:style-name="gr9" draw:text-style-name="P18" draw:layer="layout" svg:width="12.651cm" svg:height="1.808cm" svg:x="13.882cm" svg:y="13.136cm">
          <draw:text-box>
            <text:p text:style-name="P17"><text:span text:style-name="T4">procura nas produções o “B” ; no ex. do slide anterior seria o “A”</text:span></text:p>
          </draw:text-box>
        </draw:frame>
        <draw:frame draw:style-name="gr10" draw:text-style-name="P20" draw:layer="layout" svg:width="14.91cm" svg:height="2.462cm" svg:x="1cm" svg:y="15.692cm">
          <draw:text-box>
            <text:p text:style-name="P19"><text:span text:style-name="T4">conj2 contém os elementos de V para os quais existe pelo menos um “[]” em P ; no ex. do slide anterior seria o “B”</text:span></text:p>
          </draw:text-box>
        </draw:frame>
        <draw:path draw:style-name="gr11" draw:text-style-name="P25" draw:layer="layout" svg:width="7.993cm" svg:height="4.157cm" draw:transform="skewX (-0.0282743338823081) rotate (-2.0635027746329) translate (5.99107334364739cm 8.64918514302607cm)" svg:viewBox="0 0 7994 4158" svg:d="M0 4158c3687-1 7994-4158 7994-4158">
          <text:p/>
        </draw:path>
        <draw:line draw:style-name="gr11" draw:text-style-name="P25" draw:layer="layout" svg:x1="19.516cm" svg:y1="13.136cm" svg:x2="17.991cm" svg:y2="12.244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<text:span text:style-name="T4">Exemplo 7 - execução do algoritmo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Seja a gramática:</text:span></text:p>
                <text:list>
                  <text:list-item>
                    <text:p><text:span text:style-name="T4">S → AB</text:span></text:p>
                  </text:list-item>
                  <text:list-item>
                    <text:p><text:span text:style-name="T4">A → a | BC</text:span></text:p>
                  </text:list-item>
                  <text:list-item>
                    <text:p><text:span text:style-name="T4">B → b | ε</text:span></text:p>
                  </text:list-item>
                  <text:list-item>
                    <text:p><text:span text:style-name="T4">C → c | BBB</text:span></text:p>
                  </text:list-item>
                </text:list>
              </text:list-item>
            </text:list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draw:frame draw:style-name="gr12" draw:text-style-name="P27" draw:layer="layout" svg:width="13.073cm" svg:height="8.358cm" svg:x="14.163cm" svg:y="4cm">
          <draw:text-box>
            <text:p text:style-name="P26"><text:span text:style-name="T33">v </text:span><text:span text:style-name="T34">=</text:span><text:span text:style-name="T33"> {</text:span><text:span text:style-name="T35">'S'</text:span><text:span text:style-name="T33">, </text:span><text:span text:style-name="T35">'A'</text:span><text:span text:style-name="T33">, </text:span><text:span text:style-name="T35">'B'</text:span><text:span text:style-name="T33">, </text:span><text:span text:style-name="T35">'C'</text:span><text:span text:style-name="T33">}</text:span></text:p>
            <text:p text:style-name="P26"><text:span text:style-name="T33">t </text:span><text:span text:style-name="T34">=</text:span><text:span text:style-name="T33"> {</text:span><text:span text:style-name="T35">'a'</text:span><text:span text:style-name="T33">, </text:span><text:span text:style-name="T35">'b'</text:span><text:span text:style-name="T33">, </text:span><text:span text:style-name="T35">'c'</text:span><text:span text:style-name="T33">}</text:span></text:p>
            <text:p text:style-name="P26"><text:span text:style-name="T33">p </text:span><text:span text:style-name="T34">=</text:span><text:span text:style-name="T33"> {</text:span></text:p>
            <text:p text:style-name="P26"><text:span text:style-name="T33"><text:s text:c="4"/></text:span><text:span text:style-name="T35">'S'</text:span><text:span text:style-name="T33">: [[</text:span><text:span text:style-name="T35">'A'</text:span><text:span text:style-name="T33">, </text:span><text:span text:style-name="T35">'B'</text:span><text:span text:style-name="T33">]],</text:span></text:p>
            <text:p text:style-name="P26"><text:span text:style-name="T33"><text:s text:c="4"/></text:span><text:span text:style-name="T35">'A'</text:span><text:span text:style-name="T33">: [[</text:span><text:span text:style-name="T35">'a'</text:span><text:span text:style-name="T33">], [</text:span><text:span text:style-name="T35">'B'</text:span><text:span text:style-name="T33">, </text:span><text:span text:style-name="T35">'C'</text:span><text:span text:style-name="T33">]],</text:span></text:p>
            <text:p text:style-name="P26"><text:span text:style-name="T33"><text:s text:c="4"/></text:span><text:span text:style-name="T35">'B'</text:span><text:span text:style-name="T33">: [[</text:span><text:span text:style-name="T35">'b'</text:span><text:span text:style-name="T33">], []],</text:span></text:p>
            <text:p text:style-name="P26"><text:span text:style-name="T33"><text:s text:c="4"/></text:span><text:span text:style-name="T35">'C'</text:span><text:span text:style-name="T33">: [[</text:span><text:span text:style-name="T35">'c'</text:span><text:span text:style-name="T33">], [</text:span><text:span text:style-name="T35">'B'</text:span><text:span text:style-name="T33">, </text:span><text:span text:style-name="T35">'B'</text:span><text:span text:style-name="T33">, </text:span><text:span text:style-name="T35">'B'</text:span><text:span text:style-name="T33">]]</text:span></text:p>
            <text:p text:style-name="P26"><text:span text:style-name="T36">}</text:span></text:p>
            <text:p text:style-name="P26"><text:span text:style-name="T33">s </text:span><text:span text:style-name="T34">=</text:span><text:span text:style-name="T33"> </text:span><text:span text:style-name="T35">'S'</text:span></text:p>
          </draw:text-box>
        </draw:frame>
        <draw:frame draw:style-name="gr13" draw:text-style-name="P28" draw:layer="layout" svg:width="14.218cm" svg:height="5.41cm" svg:x="3.112cm" svg:y="12.887cm">
          <draw:text-box>
            <text:p><text:span text:style-name="T37">nulificaveis(v, t, p, s)</text:span></text:p>
            <text:p><text:span text:style-name="T37"/></text:p>
            <text:p><text:span text:style-name="T37">set() {'B'}</text:span></text:p>
            <text:p><text:span text:style-name="T37">{'B'} {'C', 'B'}</text:span></text:p>
            <text:p><text:span text:style-name="T37">{'C', 'B'} {'C', 'A', 'B'}</text:span></text:p>
            <text:p><text:span text:style-name="T37">{'C', 'A', 'B'} {'C', 'A', 'S', 'B'}</text:span></text:p>
            <text:p><text:span text:style-name="T38">{'A', 'B', 'C', 'S'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16"><text:span text:style-name="T4">GSRN equivalente</text:span></text:p>
          </draw:text-box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<text:span text:style-name="T4">Uma vez que sabemos quais são os símbolos nulificáveis de uma GLC podemos construir uma GSRN equivalente</text:span></text:p>
              </text:list-item>
              <text:list-item>
                <text:p><text:span text:style-name="T4">A ideia é, cada vez que um símbolo nulificável ocorre do lado direito de uma regra, acrescentar uma regra nova à GLC original sem a ocorrência deste símbolo</text:span></text:p>
              </text:list-item>
              <text:list-item>
                <text:p><text:span text:style-name="T4">Por exemplo, na gramática anterior havia a regra </text:span><text:span text:style-name="T7">S → AB</text:span></text:p>
                <text:list>
                  <text:list-item>
                    <text:p><text:span text:style-name="T4">a esta regra serão acrescentadas as regras </text:span><text:span text:style-name="T7">S → A</text:span><text:span text:style-name="T4"> (substituindo B pela cadeia vazia) e </text:span><text:span text:style-name="T7">S → B</text:span><text:span text:style-name="T4"> (substituindo A pela cadeia vazia)</text:span></text:p>
                  </text:list-item>
                </text:list>
              </text:list-item>
            </text:list>
          </draw:text-box>
        </draw:frame>
        <draw:frame draw:style-name="gr14" draw:text-style-name="P12" draw:layer="layout" svg:width="4.297cm" svg:height="1.893cm" svg:x="12.331cm" svg:y="17.473cm">
          <draw:text-box>
            <text:p><text:span text:style-name="T4">(continua)</text:span></text:p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Evitamos acrescentar a regra </text:span><text:span text:style-name="T7">S → ε</text:span><text:span text:style-name="T4"> <text:s/>(substituindo tanto A como B pela cadeia vazia) porque queremos gerar uma GSRN</text:span></text:p>
              </text:list-item>
              <text:list-item>
                <text:p><text:span text:style-name="T4">Essa ideia simples não funciona caso a cadeia vazia seja gerada pela gramática, isto é, se </text:span><text:span text:style-name="T7">S</text:span><text:span text:style-name="T4"> é um símbolo nulificável</text:span></text:p>
              </text:list-item>
              <text:list-item>
                <text:p><text:span text:style-name="T4">Neste caso, devemos acrescentar um novo símbolo inicial que gere a cadeia vazia</text:span></text:p>
              </text:list-item>
            </text:list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<text:span text:style-name="T4">Exemplo 8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Considere a gramática:</text:span></text:p>
                <text:list>
                  <text:list-item>
                    <text:p><text:span text:style-name="T4">S → AB</text:span></text:p>
                  </text:list-item>
                  <text:list-item>
                    <text:p><text:span text:style-name="T4">A → a | ε</text:span></text:p>
                  </text:list-item>
                  <text:list-item>
                    <text:p><text:span text:style-name="T4">B → b</text:span></text:p>
                  </text:list-item>
                </text:list>
              </text:list-item>
              <text:list-item>
                <text:p><text:span text:style-name="T4">Primeiro, identificamos os símbolos nulificáveis:</text:span></text:p>
                <text:list>
                  <text:list-item>
                    <text:p><text:span text:style-name="T4">A é nulificável porque A → ε</text:span></text:p>
                  </text:list-item>
                </text:list>
              </text:list-item>
              <text:list-item>
                <text:p><text:span text:style-name="T4">Agora, aplicamos o algoritmo para construir a GSRN equivalente</text:span></text:p>
                <text:list>
                  <text:list-item>
                    <text:p><text:span text:style-name="T4">Para a regra S → AB:</text:span></text:p>
                    <text:list>
                      <text:list-item>
                        <text:p><text:span text:style-name="T4">A gramática original tem a regra S → AB</text:span></text:p>
                      </text:list-item>
                      <text:list-item>
                        <text:p><text:span text:style-name="T4">Acrescentamos S → A (substituindo B pela cadeia vazia)</text:span></text:p>
                      </text:list-item>
                      <text:list-item>
                        <text:p><text:span text:style-name="T4">Acrescentamos S → B (substituindo A pela cadeia vazi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8" draw:layer="layout" svg:width="3.762cm" svg:height="0.988cm" svg:x="12.595cm" svg:y="19.896cm">
          <draw:text-box>
            <text:p><text:span text:style-name="T4">(continu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<text:span text:style-name="T4">Para a regra A → a:</text:span></text:p>
                    <text:list>
                      <text:list-item>
                        <text:p><text:span text:style-name="T4">A gramática original tem a regra A → a</text:span></text:p>
                      </text:list-item>
                      <text:list-item>
                        <text:p><text:span text:style-name="T4">Não precisamos adicionar mais regras, pois A → ε já está presente</text:span></text:p>
                      </text:list-item>
                    </text:list>
                  </text:list-item>
                  <text:list-item>
                    <text:p><text:span text:style-name="T4">Para a regra B → b:</text:span></text:p>
                    <text:list>
                      <text:list-item>
                        <text:p><text:span text:style-name="T4">A gramática original tem a regra B → b</text:span></text:p>
                      </text:list-item>
                      <text:list-item>
                        <text:p><text:span text:style-name="T4">Não precisamos adicionar mais regras, pois B não é nulificável</text:span></text:p>
                      </text:list-item>
                    </text:list>
                  </text:list-item>
                  <text:list-item>
                    <text:p><text:span text:style-name="T4">Regras resultantes na GSRN equivalente:</text:span></text:p>
                    <text:list>
                      <text:list-item>
                        <text:p><text:span text:style-name="T4">S → AB | A | B</text:span></text:p>
                      </text:list-item>
                      <text:list-item>
                        <text:p><text:span text:style-name="T4">A → a</text:span></text:p>
                      </text:list-item>
                      <text:list-item>
                        <text:p><text:span text:style-name="T4">B → 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><text:span text:style-name="T4">Algoritmo GSRN</text:span></text:p>
          </draw:text-box>
        </draw:frame>
        <draw:frame presentation:style-name="pr5" draw:text-style-name="P30" draw:layer="layout" svg:width="26cm" svg:height="16cm" svg:x="1cm" svg:y="4cm" presentation:class="outline" presentation:user-transformed="true">
          <draw:text-box>
            <text:p text:style-name="P29"><text:span text:style-name="T39">def</text:span><text:span text:style-name="T40"> GSRN(V, T, P, S):</text:span></text:p>
            <text:p text:style-name="P29"><text:span text:style-name="T40"><text:s text:c="4"/></text:span><text:span text:style-name="T40">NULIFICAVEIS_SET </text:span><text:span text:style-name="T41">=</text:span><text:span text:style-name="T40"> NULIFICAVEIS(V, T, P, S)</text:span></text:p>
            <text:p text:style-name="P29"><text:span text:style-name="T40"><text:s text:c="4"/></text:span><text:span text:style-name="T40">R </text:span><text:span text:style-name="T41">=</text:span><text:span text:style-name="T40"> {x: [prod </text:span><text:span text:style-name="T39">for</text:span><text:span text:style-name="T40"> prod </text:span><text:span text:style-name="T39">in</text:span><text:span text:style-name="T40"> P[x] </text:span><text:span text:style-name="T39">if</text:span><text:span text:style-name="T40"> prod] </text:span><text:span text:style-name="T39">for</text:span><text:span text:style-name="T40"> x </text:span><text:span text:style-name="T39">in</text:span><text:span text:style-name="T40"> P}</text:span></text:p>
            <text:p text:style-name="P29"><text:span text:style-name="T32"><text:s text:c="4"/></text:span></text:p>
            <text:p text:style-name="P29"><text:span text:style-name="T40"><text:s text:c="4"/></text:span><text:span text:style-name="T39">for</text:span><text:span text:style-name="T40"> v </text:span><text:span text:style-name="T39">in</text:span><text:span text:style-name="T40"> NULIFICAVEIS_SET:</text:span></text:p>
            <text:p text:style-name="P29"><text:span text:style-name="T40"><text:s text:c="8"/></text:span><text:span text:style-name="T39">for</text:span><text:span text:style-name="T40"> x </text:span><text:span text:style-name="T39">in</text:span><text:span text:style-name="T40"> </text:span><text:span text:style-name="T42">list</text:span><text:span text:style-name="T40">(R):</text:span></text:p>
            <text:p text:style-name="P29"><text:span text:style-name="T40"><text:s text:c="12"/></text:span><text:span text:style-name="T40">R[x].extend([prod[:i] </text:span><text:span text:style-name="T41">+</text:span><text:span text:style-name="T40"> prod[i</text:span><text:span text:style-name="T41">+</text:span><text:span text:style-name="T43">1</text:span><text:span text:style-name="T40">:] </text:span><text:span text:style-name="T39">for</text:span><text:span text:style-name="T40"> prod </text:span><text:span text:style-name="T39">in</text:span><text:span text:style-name="T40"> R[x] </text:span><text:span text:style-name="T39">for</text:span><text:span text:style-name="T40"> i, symbol </text:span><text:span text:style-name="T39">in</text:span><text:span text:style-name="T40"> </text:span><text:span text:style-name="T42">enumerate</text:span><text:span text:style-name="T40">(prod) </text:span><text:span text:style-name="T39">if</text:span><text:span text:style-name="T40"> symbol </text:span><text:span text:style-name="T41">==</text:span><text:span text:style-name="T40"> v])</text:span></text:p>
            <text:p text:style-name="P29"><text:span text:style-name="T32"/></text:p>
            <text:p text:style-name="P29"><text:span text:style-name="T40"><text:s text:c="4"/></text:span><text:span text:style-name="T39">if</text:span><text:span text:style-name="T40"> S </text:span><text:span text:style-name="T39">in</text:span><text:span text:style-name="T40"> NULIFICAVEIS_SET:</text:span></text:p>
            <text:p text:style-name="P29"><text:span text:style-name="T40"><text:s text:c="8"/></text:span><text:span text:style-name="T40">S2 </text:span><text:span text:style-name="T41">=</text:span><text:span text:style-name="T40"> </text:span><text:span text:style-name="T44">'S2'</text:span></text:p>
            <text:p text:style-name="P29"><text:span text:style-name="T40"><text:s text:c="8"/></text:span><text:span text:style-name="T40">V.add(S2)</text:span></text:p>
            <text:p text:style-name="P29"><text:span text:style-name="T40"><text:s text:c="8"/></text:span><text:span text:style-name="T40">R[S2] </text:span><text:span text:style-name="T41">=</text:span><text:span text:style-name="T40"> [[S], []]</text:span></text:p>
            <text:p text:style-name="P29"><text:span text:style-name="T40"><text:s text:c="8"/></text:span><text:span text:style-name="T39">return</text:span><text:span text:style-name="T40"> V, T, R, S2</text:span></text:p>
            <text:p text:style-name="P29"><text:span text:style-name="T32"><text:s text:c="4"/></text:span></text:p>
            <text:p text:style-name="P29"><text:span text:style-name="T40"><text:s text:c="4"/></text:span><text:span text:style-name="T39">return</text:span><text:span text:style-name="T40"> V, T, R, S</text:span></text:p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draw:frame draw:style-name="gr10" draw:text-style-name="P31" draw:layer="layout" svg:width="14.132cm" svg:height="2.462cm" svg:x="13.291cm" svg:y="2.024cm">
          <draw:text-box>
            <text:p><text:span text:style-name="T4">Filtra as produções, removendo aquelas que derivam diretamente a cadeia vazia ε</text:span></text:p>
          </draw:text-box>
        </draw:frame>
        <draw:line draw:style-name="gr16" draw:text-style-name="P32" draw:layer="layout" svg:x1="23.563cm" svg:y1="3.642cm" svg:x2="22.443cm" svg:y2="5.012cm">
          <text:p/>
        </draw:line>
        <draw:frame draw:style-name="gr17" draw:text-style-name="P31" draw:layer="layout" svg:width="9.37cm" svg:height="9.832cm" svg:x="18.271cm" svg:y="11.02cm">
          <draw:text-box>
            <text:p><text:span text:style-name="T4">Adiciona novas produções em R ao remover o símbolo nulificável v de todas as produções em que ele aparece. </text:span></text:p>
            <text:p><text:span text:style-name="T4">Para cada variável x em R, ele gera novas produções ao remover v de todas as posições possíveis nas produções originais, garantindo que todas as combinações sem v sejam incluídas.</text:span></text:p>
          </draw:text-box>
        </draw:frame>
        <draw:line draw:style-name="gr18" draw:text-style-name="P32" draw:layer="layout" svg:x1="26.116cm" svg:y1="10.802cm" svg:x2="25.088cm" svg:y2="10.459cm">
          <text:p/>
        </draw:line>
        <draw:frame draw:style-name="gr10" draw:text-style-name="P31" draw:layer="layout" svg:width="15.314cm" svg:height="2.462cm" svg:x="1.214cm" svg:y="18.366cm">
          <draw:text-box>
            <text:p><text:span text:style-name="T4">Permite que a gramática resultante possa gerar a cadeia vazia, mantendo a equivalência com a gramática original</text:span></text:p>
          </draw:text-box>
        </draw:frame>
        <draw:line draw:style-name="gr19" draw:text-style-name="P32" draw:layer="layout" svg:x1="13.011cm" svg:y1="18.366cm" svg:x2="12.233cm" svg:y2="16.28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draw:style-name="gr20" draw:text-style-name="P33" draw:layer="layout" svg:width="10.22cm" svg:height="7.964cm" svg:x="1.005cm" svg:y="4.072cm">
          <draw:text-box>
            <text:p><text:span text:style-name="T45">Dada como entrada a GLC</text:span></text:p>
            <text:p><text:span text:style-name="T45"/></text:p>
            <text:p><text:span text:style-name="T45">S → AB</text:span></text:p>
            <text:p><text:span text:style-name="T45">A → a | BC</text:span></text:p>
            <text:p><text:span text:style-name="T45">B → b | ε</text:span></text:p>
            <text:p><text:span text:style-name="T45">C → c | BBB</text:span></text:p>
          </draw:text-box>
        </draw:frame>
        <draw:frame draw:style-name="gr21" draw:text-style-name="P33" draw:layer="layout" svg:width="9.234cm" svg:height="7.47cm" svg:x="1.005cm" svg:y="10.746cm">
          <draw:text-box>
            <text:p><text:span text:style-name="T45">O algoritmo irá retornar a GSRN equivalente</text:span></text:p>
            <text:p><text:span text:style-name="T45"/></text:p>
            <text:p><text:span text:style-name="T45">S ′ → S | ε</text:span></text:p>
            <text:p><text:span text:style-name="T45">S → AB | A | B</text:span></text:p>
            <text:p><text:span text:style-name="T45">A → a | BC | B | C</text:span></text:p>
            <text:p><text:span text:style-name="T45">B → b</text:span></text:p>
            <text:p><text:span text:style-name="T45">C → c | BBB | BB | B</text:span></text:p>
          </draw:text-box>
        </draw:frame>
        <draw:frame draw:style-name="gr4" draw:text-style-name="P18" draw:layer="layout" svg:width="4cm" svg:height="1.072cm" svg:x="23.3cm" svg:y="0cm">
          <draw:text-box>
            <text:p text:style-name="P17"><text:span text:style-name="T4">X</text:span></text:p>
          </draw:text-box>
        </draw:frame>
        <draw:frame draw:style-name="gr22" draw:text-style-name="P34" draw:layer="layout" svg:width="13.659cm" svg:height="16.465cm" svg:x="13.106cm" svg:y="1.661cm">
          <draw:text-box>
            <text:p><text:span text:style-name="T46">V </text:span><text:span text:style-name="T47">=</text:span><text:span text:style-name="T46"> {</text:span><text:span text:style-name="T48">'S'</text:span><text:span text:style-name="T46">, </text:span><text:span text:style-name="T48">'A'</text:span><text:span text:style-name="T46">, </text:span><text:span text:style-name="T48">'B'</text:span><text:span text:style-name="T46">, </text:span><text:span text:style-name="T48">'C'</text:span><text:span text:style-name="T46">}</text:span></text:p>
            <text:p><text:span text:style-name="T46">T </text:span><text:span text:style-name="T47">=</text:span><text:span text:style-name="T46"> {</text:span><text:span text:style-name="T48">'a'</text:span><text:span text:style-name="T46">, </text:span><text:span text:style-name="T48">'b'</text:span><text:span text:style-name="T46">, </text:span><text:span text:style-name="T48">'c'</text:span><text:span text:style-name="T46">}</text:span></text:p>
            <text:p><text:span text:style-name="T46">P </text:span><text:span text:style-name="T47">=</text:span><text:span text:style-name="T46"> {</text:span></text:p>
            <text:p><text:span text:style-name="T46"><text:s text:c="4"/></text:span><text:span text:style-name="T48">'S'</text:span><text:span text:style-name="T46">: [[</text:span><text:span text:style-name="T48">'A'</text:span><text:span text:style-name="T46">, </text:span><text:span text:style-name="T48">'B'</text:span><text:span text:style-name="T46">]],</text:span></text:p>
            <text:p><text:span text:style-name="T46"><text:s text:c="4"/></text:span><text:span text:style-name="T48">'A'</text:span><text:span text:style-name="T46">: [[</text:span><text:span text:style-name="T48">'a'</text:span><text:span text:style-name="T46">], [</text:span><text:span text:style-name="T48">'B'</text:span><text:span text:style-name="T46">, </text:span><text:span text:style-name="T48">'C'</text:span><text:span text:style-name="T46">]],</text:span></text:p>
            <text:p><text:span text:style-name="T46"><text:s text:c="4"/></text:span><text:span text:style-name="T48">'B'</text:span><text:span text:style-name="T46">: [[</text:span><text:span text:style-name="T48">'b'</text:span><text:span text:style-name="T46">], []],</text:span></text:p>
            <text:p><text:span text:style-name="T46"><text:s text:c="4"/></text:span><text:span text:style-name="T48">'C'</text:span><text:span text:style-name="T46">: [[</text:span><text:span text:style-name="T48">'c'</text:span><text:span text:style-name="T46">], [</text:span><text:span text:style-name="T48">'B'</text:span><text:span text:style-name="T46">, </text:span><text:span text:style-name="T48">'B'</text:span><text:span text:style-name="T46">, </text:span><text:span text:style-name="T48">'B'</text:span><text:span text:style-name="T46">]]</text:span></text:p>
            <text:p><text:span text:style-name="T49">}</text:span></text:p>
            <text:p><text:span text:style-name="T46">S </text:span><text:span text:style-name="T47">=</text:span><text:span text:style-name="T46"> </text:span><text:span text:style-name="T48">'S'</text:span></text:p>
            <text:p><text:span text:style-name="T46">V, T, R, S2 </text:span><text:span text:style-name="T47">=</text:span><text:span text:style-name="T46"> GSRN(V, T, P, S)</text:span></text:p>
            <text:p><text:span text:style-name="T50">print</text:span><text:span text:style-name="T46">(</text:span><text:span text:style-name="T48">"Variáveis (V):"</text:span><text:span text:style-name="T46">, V)</text:span></text:p>
            <text:p><text:span text:style-name="T50">print</text:span><text:span text:style-name="T46">(</text:span><text:span text:style-name="T48">"Terminais (T):"</text:span><text:span text:style-name="T46">, T)</text:span></text:p>
            <text:p><text:span text:style-name="T50">print</text:span><text:span text:style-name="T46">(</text:span><text:span text:style-name="T48">"Produções (R):"</text:span><text:span text:style-name="T46">, R)</text:span></text:p>
            <text:p><text:span text:style-name="T50">print</text:span><text:span text:style-name="T46">(</text:span><text:span text:style-name="T48">"Símbolo inicial (S):"</text:span><text:span text:style-name="T46">, S2)</text:span></text:p>
          </draw:text-box>
        </draw:frame>
        <draw:frame draw:style-name="gr23" draw:text-style-name="P31" draw:layer="layout" svg:width="13.352cm" svg:height="5.41cm" svg:x="13.106cm" svg:y="13.968cm">
          <draw:text-box>
            <text:p><text:span text:style-name="T4">Variáveis (V): {'S2', 'C', 'B', 'A', 'S'}</text:span></text:p>
            <text:p><text:span text:style-name="T4">Terminais (T): {'a', 'b', 'c'}</text:span></text:p>
            <text:p><text:span text:style-name="T4">Produções (R): {'S': [['A', 'B'], ['B'], ['A'], []], 'A': [['a'], ['B', 'C'], ['B'], ['C'], []], 'B': [['b']], 'C': [['c'], ['B', 'B', 'B'], ['B', 'B'], ['B', 'B'], ['B', 'B']], 'S2': [['S'], []]}</text:span></text:p>
            <text:p><text:span text:style-name="T4">Símbolo inicial (S): S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modern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ans5" svg:font-family="'DejaVu Sans'" style:font-family-generic="modern" style:font-pitch="variable"/>
    <style:font-face style:name="DejaVu Sans6" svg:font-family="'DejaVu Sans'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modern" style:font-pitch="variable"/>
    <style:font-face style:name="Noto Sans Devanagari2" svg:font-family="'Noto Sans Devanagari'" style:font-family-generic="system" style:font-pitch="variable"/>
    <style:font-face style:name="Noto Sans Devanagari3" svg:font-family="'Noto Sans Devanagari'" style:font-family-generic="swiss" style:font-pitch="variable"/>
    <style:font-face style:name="Noto Sans Devanagari4" svg:font-family="'Noto Sans Devanagari'" style:font-family-generic="swiss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Noto Sans1" svg:font-family="'Noto Sans'" style:font-family-generic="modern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3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2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2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6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4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4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4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2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2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1T14:25:44.397060503</dc:date>
    <meta:editing-duration>P2DT6H31M44S</meta:editing-duration>
    <meta:editing-cycles>286</meta:editing-cycles>
    <meta:generator>LibreOffice/7.3.7.2$Linux_X86_64 LibreOffice_project/30$Build-2</meta:generator>
    <meta:document-statistic meta:object-count="158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